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e67" officeooo:paragraph-rsid="00067e67"/>
    </style:style>
    <style:style style:name="P2" style:family="paragraph" style:parent-style-name="Standard">
      <style:text-properties officeooo:rsid="0008197e" officeooo:paragraph-rsid="0008197e"/>
    </style:style>
    <style:style style:name="P3" style:family="paragraph" style:parent-style-name="Standard">
      <style:text-properties officeooo:rsid="00097e58" officeooo:paragraph-rsid="00097e58"/>
    </style:style>
    <style:style style:name="P4" style:family="paragraph" style:parent-style-name="Standard">
      <style:text-properties officeooo:rsid="000ae444" officeooo:paragraph-rsid="000ae444"/>
    </style:style>
    <style:style style:name="P5" style:family="paragraph" style:parent-style-name="Standard">
      <style:text-properties officeooo:rsid="000f9022" officeooo:paragraph-rsid="000f9022"/>
    </style:style>
    <style:style style:name="T1" style:family="text">
      <style:text-properties officeooo:rsid="000ae4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Favorate Movie </text:p>
      <text:p text:style-name="P1"/>
      <text:p text:style-name="P2">&lt;script language="javascript" type="text/javascript"&gt;</text:p>
      <text:p text:style-name="P2">var Obj=new Object();</text:p>
      <text:p text:style-name="P2">Obj.title=new String("xxxx");</text:p>
      <text:p text:style-name="P2">Obj.director=new String("yyyy");</text:p>
      <text:p text:style-name="P2">Obj.releaseyear=new Number(2014);</text:p>
      <text:p text:style-name="P2">Obj.actors=new Array("xxx","yyy","zzz");</text:p>
      <text:p text:style-name="P2"/>
      <text:p text:style-name="P2">document.write("Movie : "+Obj.title+"&lt;br/&gt;");</text:p>
      <text:p text:style-name="P2">document.write("Director : "+Obj.director+"&lt;br/&gt;");</text:p>
      <text:p text:style-name="P2">document.write("Release Year : "+Obj.releaseyear+"&lt;br/&gt;");</text:p>
      <text:p text:style-name="P2">document.write("Actors :"+"&lt;br/&gt;"); </text:p>
      <text:p text:style-name="P2"/>
      <text:p text:style-name="P2">for(var ac in Obj.actors){</text:p>
      <text:p text:style-name="P2">document.write(Obj.actors[ac]+"&lt;br/&gt;"); }</text:p>
      <text:p text:style-name="P2">&lt;/script&gt;</text:p>
      <text:p text:style-name="P2"/>
      <text:p text:style-name="P2"/>
      <text:p text:style-name="P2"/>
      <text:p text:style-name="P2">2. <text:span text:style-name="T1">Movie Database</text:span></text:p>
      <text:p text:style-name="P5">&lt;script language="javascript" type="text/javascript"&gt;</text:p>
      <text:p text:style-name="P5">var first=</text:p>
      <text:p text:style-name="P5">{ </text:p>
      <text:p text:style-name="P5">title:"Harry Potter",</text:p>
      <text:p text:style-name="P5">director:"David Yetson",</text:p>
      <text:p text:style-name="P5">releaseyear:2016,</text:p>
      <text:p text:style-name="P5">actors:"Harry" </text:p>
      <text:p text:style-name="P5">};</text:p>
      <text:p text:style-name="P5">function search(name){</text:p>
      <text:p text:style-name="P5">for(var mo in first){</text:p>
      <text:p text:style-name="P5">if(first['title']==name){</text:p>
      <text:p text:style-name="P5">document.write("Movie :"+first['title']+"&lt;br&gt;");</text:p>
      <text:p text:style-name="P5">document.write("Director :"+first['director']+"&lt;br&gt;");</text:p>
      <text:p text:style-name="P5">document.write("Release Year :"+first['releaseyear']+"&lt;br&gt;");</text:p>
      <text:p text:style-name="P5">document.write("Actors :&lt;br&gt;"+first['actors']);</text:p>
      <text:p text:style-name="P5">break;</text:p>
      <text:p text:style-name="P5">}</text:p>
      <text:p text:style-name="P5">else{ document.write("Not found");</text:p>
      <text:p text:style-name="P5">break;</text:p>
      <text:p text:style-name="P5">}}</text:p>
      <text:p text:style-name="P5">}</text:p>
      <text:p text:style-name="P5">search("Harry Potter");</text:p>
      <text:p text:style-name="P5">&lt;/script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Deleting the Property</text:p>
      <text:p text:style-name="P2"/>
      <text:p text:style-name="P2">&lt;script language="javascript" type="text/javascript"&gt;</text:p>
      <text:p text:style-name="P2">var Student={</text:p>
      <text:p text:style-name="P2">name:"David Rayy",</text:p>
      <text:p text:style-name="P2">sclass:"VI",</text:p>
      <text:p text:style-name="P2">rollno:"12"</text:p>
      <text:p text:style-name="P2">}</text:p>
      <text:p text:style-name="P2">document.write("Before Deleting Property");</text:p>
      <text:p text:style-name="P2">document.write("Name : "+Student.name+"&lt;br/&gt;");</text:p>
      <text:p text:style-name="P2">document.write("class : "+Student.sclass+"&lt;br/&gt;");</text:p>
      <text:p text:style-name="P2">document.write("Roll No : "+Student.rollno+"&lt;br/&gt;&lt;br/&gt;");</text:p>
      <text:p text:style-name="P2"/>
      <text:p text:style-name="P2">delete Student['rollno'];</text:p>
      <text:p text:style-name="P2"/>
      <text:p text:style-name="P2">document.write("After Deleting Property");</text:p>
      <text:p text:style-name="P2">document.write("Name : "+Student.name+"&lt;br/&gt;");</text:p>
      <text:p text:style-name="P2">document.write("class : "+Student.sclass+"&lt;br/&gt;");</text:p>
      <text:p text:style-name="P2">document.write("Roll No : "+Student.rollno+"&lt;br/&gt;");</text:p>
      <text:p text:style-name="P2"/>
      <text:p text:style-name="P2">&lt;/script&gt;</text:p>
      <text:p text:style-name="P2"/>
      <text:p text:style-name="P2"/>
      <text:p text:style-name="P3">4. Create clock</text:p>
      <text:p text:style-name="P3"/>
      <text:p text:style-name="P3">&lt;script language="javascript" type="text/javascript"&gt; </text:p>
      <text:p text:style-name="P3">function time_fun(){</text:p>
      <text:p text:style-name="P3">var clock = new Date();</text:p>
      <text:p text:style-name="P3">clock.getHours();</text:p>
      <text:p text:style-name="P3">clock.getMinutes();</text:p>
      <text:p text:style-name="P3">clock.getSeconds();</text:p>
      <text:p text:style-name="P3"><text:s/>document.write(clock.getHours()+":"+clock.getMinutes()+":"+clock.getSeconds()+"&lt;br&gt;");</text:p>
      <text:p text:style-name="P3">}</text:p>
      <text:p text:style-name="P3">setInterval('time_fun()',1000);</text:p>
      <text:p text:style-name="P3">&lt;/script&gt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0:52:22.260747917</meta:creation-date>
    <dc:date>2017-03-24T13:15:31.737477313</dc:date>
    <meta:editing-duration>PT1H22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141" meta:character-count="1861" meta:non-whitespace-character-count="1780"/>
  </office:meta>
</office:document-meta>
</file>